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style:line-height-at-least="0.503cm"/>
      <style:text-properties fo:color="#6a9955" style:font-name="Consolas" fo:font-size="10.5pt" fo:font-weight="normal" fo:background-color="transparent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>
      <style:paragraph-properties style:line-height-at-least="0.503cm"/>
      <style:text-properties fo:background-color="transparent"/>
    </style:style>
    <style:style style:name="P5" style:family="paragraph" style:parent-style-name="Standard">
      <style:paragraph-properties style:line-height-at-least="0.503cm"/>
      <style:text-properties fo:color="#d4d4d4" style:font-name="Consolas" fo:font-size="10.5pt" fo:font-weight="normal" fo:background-color="transparent"/>
    </style:style>
    <style:style style:name="P6" style:family="paragraph" style:parent-style-name="Standard">
      <style:paragraph-properties style:line-height-at-least="0.503cm"/>
      <style:text-properties fo:color="#d4d4d4" fo:background-color="transparen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c586c0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9cdcfe"/>
    </style:style>
    <style:style style:name="T5" style:family="text">
      <style:text-properties fo:color="#9cdcfe" style:font-name="Consolas" fo:font-size="10.5pt" fo:font-weight="normal"/>
    </style:style>
    <style:style style:name="T6" style:family="text">
      <style:text-properties fo:color="#ce9178" style:font-name="Consolas" fo:font-size="10.5pt" fo:font-weight="normal"/>
    </style:style>
    <style:style style:name="T7" style:family="text">
      <style:text-properties fo:color="#dcdcaa" style:font-name="Consolas" fo:font-size="10.5pt" fo:font-weight="normal"/>
    </style:style>
    <style:style style:name="T8" style:family="text">
      <style:text-properties fo:color="#d7ba7d"/>
    </style:style>
    <style:style style:name="T9" style:family="text">
      <style:text-properties fo:color="#d7ba7d" style:font-name="Consolas" fo:font-size="10.5pt" fo:font-weight="normal"/>
    </style:style>
    <style:style style:name="T10" style:family="text">
      <style:text-properties fo:color="#b5cea8"/>
    </style:style>
    <style:style style:name="T11" style:family="text">
      <style:text-properties fo:color="#b5cea8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* General */</text:p>
      <text:p text:style-name="P4"/>
      <text:p text:style-name="P5"><text:span text:style-name="T2">@font-face</text:span> {</text:p>
      <text:p text:style-name="P6">    <text:span text:style-name="T5">font-family</text:span><text:span text:style-name="T3">: </text:span><text:span text:style-name="T6">'Poppins'</text:span><text:span text:style-name="T3">;</text:span></text:p>
      <text:p text:style-name="P6">    <text:span text:style-name="T5">src</text:span><text:span text:style-name="T3">: </text:span><text:span text:style-name="T7">url</text:span><text:span text:style-name="T3">(</text:span><text:span text:style-name="T6">'../fonts/poppins.ttf'</text:span><text:span text:style-name="T3">)</text:span></text:p>
      <text:p text:style-name="P5">}</text:p>
      <text:p text:style-name="P4"/>
      <text:p text:style-name="P5"><text:span text:style-name="T8">body</text:span> {</text:p>
      <text:p text:style-name="P6">    <text:span text:style-name="T5">margin</text:span><text:span text:style-name="T3">: </text:span><text:span text:style-name="T11">0</text:span><text:span text:style-name="T3">;</text:span></text:p>
      <text:p text:style-name="P6">    <text:span text:style-name="T5">font-family</text:span><text:span text:style-name="T3">: </text:span><text:span text:style-name="T6">'Poppins'</text:span><text:span text:style-name="T3">;</text:span></text:p>
      <text:p text:style-name="P5">}</text:p>
      <text:p text:style-name="P4"/>
      <text:p text:style-name="P5"><text:span text:style-name="T8">header</text:span>, </text:p>
      <text:p text:style-name="P5"><text:span text:style-name="T8">section</text:span>, </text:p>
      <text:p text:style-name="P5"><text:span text:style-name="T8">footer</text:span> {</text:p>
      <text:p text:style-name="P6">    <text:span text:style-name="T5">padding</text:span><text:span text:style-name="T3">: </text:span><text:span text:style-name="T11">40px</text:span><text:span text:style-name="T3"> </text:span><text:span text:style-name="T11">5px</text:span><text:span text:style-name="T3">;</text:span></text:p>
      <text:p text:style-name="P5">}</text:p>
      <text:p text:style-name="P4"/>
      <text:p text:style-name="P5"><text:span text:style-name="T8">section</text:span> <text:span text:style-name="T8">h2</text:span> {</text:p>
      <text:p text:style-name="P6">    <text:span text:style-name="T5">text-align</text:span><text:span text:style-name="T3">: </text:span><text:span text:style-name="T6">center</text:span><text:span text:style-name="T3">;</text:span></text:p>
      <text:p text:style-name="P6">    <text:span text:style-name="T5">margin-bottom</text:span><text:span text:style-name="T3">: </text:span><text:span text:style-name="T11">50px</text:span><text:span text:style-name="T3">;</text:span></text:p>
      <text:p text:style-name="P5">}</text:p>
      <text:p text:style-name="P4"/>
      <text:p text:style-name="P2">/* Blue boxes */</text:p>
      <text:p text:style-name="P4"/>
      <text:p text:style-name="P5"><text:span text:style-name="T8">.blue-box</text:span> {</text:p>
      <text:p text:style-name="P6">    <text:span text:style-name="T5">background-color</text:span><text:span text:style-name="T3">: </text:span><text:span text:style-name="T6">#0475ba</text:span><text:span text:style-name="T3">;</text:span></text:p>
      <text:p text:style-name="P6">    <text:span text:style-name="T5">color</text:span><text:span text:style-name="T3">: </text:span><text:span text:style-name="T6">white</text:span><text:span text:style-name="T3">;</text:span></text:p>
      <text:p text:style-name="P5">}</text:p>
      <text:p text:style-name="P4"/>
      <text:p text:style-name="P5"><text:span text:style-name="T8">.blue-box</text:span> <text:span text:style-name="T8">a</text:span> {</text:p>
      <text:p text:style-name="P6">    <text:span text:style-name="T5">color</text:span><text:span text:style-name="T3">: </text:span><text:span text:style-name="T6">white</text:span><text:span text:style-name="T3">;</text:span></text:p>
      <text:p text:style-name="P5">}</text:p>
      <text:p text:style-name="P4"/>
      <text:p text:style-name="P5"><text:span text:style-name="T8">.blue-box</text:span> <text:span text:style-name="T8">time</text:span> {</text:p>
      <text:p text:style-name="P6">    <text:span text:style-name="T5">float</text:span><text:span text:style-name="T3">: </text:span><text:span text:style-name="T6">right</text:span><text:span text:style-name="T3">;</text:span></text:p>
      <text:p text:style-name="P5">}</text:p>
      <text:p text:style-name="P4"/>
      <text:p text:style-name="P2">/* White boxes */</text:p>
      <text:p text:style-name="P5"><text:span text:style-name="T8">.white-box</text:span> <text:span text:style-name="T8">h2</text:span> {</text:p>
      <text:p text:style-name="P6">    <text:span text:style-name="T5">color</text:span><text:span text:style-name="T3">: </text:span><text:span text:style-name="T6">#0475ba</text:span><text:span text:style-name="T3">;</text:span></text:p>
      <text:p text:style-name="P5">}</text:p>
      <text:p text:style-name="P4"/>
      <text:p text:style-name="P5"><text:span text:style-name="T8">.white-box</text:span> <text:span text:style-name="T8">time</text:span> {</text:p>
      <text:p text:style-name="P6">    <text:span text:style-name="T5">float</text:span><text:span text:style-name="T3">: </text:span><text:span text:style-name="T6">right</text:span><text:span text:style-name="T3">;</text:span></text:p>
      <text:p text:style-name="P5">}</text:p>
      <text:p text:style-name="P4"/>
      <text:p text:style-name="P2">/* NAV */</text:p>
      <text:p text:style-name="P4"/>
      <text:p text:style-name="P5"><text:span text:style-name="T8">nav</text:span> {</text:p>
      <text:p text:style-name="P6">    <text:span text:style-name="T5">height</text:span><text:span text:style-name="T3">: </text:span><text:span text:style-name="T11">72px</text:span><text:span text:style-name="T3">;</text:span></text:p>
      <text:p text:style-name="P5">}</text:p>
      <text:p text:style-name="P4"/>
      <text:p text:style-name="P5"><text:soft-page-break/><text:span text:style-name="T8">nav</text:span> <text:span text:style-name="T8">h2</text:span> {</text:p>
      <text:p text:style-name="P6">    <text:span text:style-name="T5">padding</text:span><text:span text:style-name="T3">: </text:span><text:span text:style-name="T11">17px</text:span><text:span text:style-name="T3">;</text:span></text:p>
      <text:p text:style-name="P6">    <text:span text:style-name="T5">margin</text:span><text:span text:style-name="T3">: </text:span><text:span text:style-name="T11">0</text:span><text:span text:style-name="T3">;</text:span></text:p>
      <text:p text:style-name="P5">}</text:p>
      <text:p text:style-name="P4"/>
      <text:p text:style-name="P5"><text:span text:style-name="T8">nav</text:span> <text:span text:style-name="T8">ul</text:span> {</text:p>
      <text:p text:style-name="P6">    <text:span text:style-name="T5">display</text:span><text:span text:style-name="T3">: </text:span><text:span text:style-name="T6">none</text:span><text:span text:style-name="T3">;</text:span></text:p>
      <text:p text:style-name="P5">}</text:p>
      <text:p text:style-name="P4"/>
      <text:p text:style-name="P2">/* HEADER */</text:p>
      <text:p text:style-name="P4"/>
      <text:p text:style-name="P5"><text:span text:style-name="T8">header</text:span> {</text:p>
      <text:p text:style-name="P6">    <text:span text:style-name="T5">text-align</text:span><text:span text:style-name="T3">: </text:span><text:span text:style-name="T6">center</text:span><text:span text:style-name="T3">;</text:span></text:p>
      <text:p text:style-name="P5">}</text:p>
      <text:p text:style-name="P4"/>
      <text:p text:style-name="P5"><text:span text:style-name="T8">header</text:span> <text:span text:style-name="T8">h2</text:span> {</text:p>
      <text:p text:style-name="P6">    <text:span text:style-name="T5">color</text:span><text:span text:style-name="T3">: </text:span><text:span text:style-name="T6">#096cb3</text:span><text:span text:style-name="T3">;</text:span></text:p>
      <text:p text:style-name="P5">}</text:p>
      <text:p text:style-name="P4"/>
      <text:p text:style-name="P5"><text:span text:style-name="T8">header</text:span> <text:span text:style-name="T8">img</text:span> {</text:p>
      <text:p text:style-name="P6">    <text:span text:style-name="T5">width</text:span><text:span text:style-name="T3">: </text:span><text:span text:style-name="T11">150px</text:span><text:span text:style-name="T3">;</text:span></text:p>
      <text:p text:style-name="P6">    <text:span text:style-name="T5">border-radius</text:span><text:span text:style-name="T3">: </text:span><text:span text:style-name="T11">50%</text:span><text:span text:style-name="T3">;</text:span></text:p>
      <text:p text:style-name="P5">}</text:p>
      <text:p text:style-name="P4"/>
      <text:p text:style-name="P2">/* Experiences */</text:p>
      <text:p text:style-name="P4"/>
      <text:p text:style-name="P5"><text:span text:style-name="T8">#experiences</text:span> <text:span text:style-name="T8">ul</text:span> {</text:p>
      <text:p text:style-name="P6">    <text:span text:style-name="T5">list-style-type</text:span><text:span text:style-name="T3">: </text:span><text:span text:style-name="T6">none</text:span><text:span text:style-name="T3">;</text:span></text:p>
      <text:p text:style-name="P6">    <text:span text:style-name="T5">padding</text:span><text:span text:style-name="T3">: </text:span><text:span text:style-name="T11">0px</text:span><text:span text:style-name="T3">;</text:span></text:p>
      <text:p text:style-name="P5">}</text:p>
      <text:p text:style-name="P4"/>
      <text:p text:style-name="P5"><text:span text:style-name="T8">#experiences</text:span> <text:span text:style-name="T8">ul</text:span> <text:span text:style-name="T8">li</text:span> {</text:p>
      <text:p text:style-name="P6">    <text:span text:style-name="T5">padding</text:span><text:span text:style-name="T3">: </text:span><text:span text:style-name="T11">5px</text:span><text:span text:style-name="T3"> </text:span><text:span text:style-name="T11">0px</text:span><text:span text:style-name="T3">;</text:span></text:p>
      <text:p text:style-name="P5">}</text:p>
      <text:p text:style-name="P4"/>
      <text:p text:style-name="P2">/* Formations */</text:p>
      <text:p text:style-name="P4"/>
      <text:p text:style-name="P5"><text:span text:style-name="T8">#formations</text:span> <text:span text:style-name="T8">h4</text:span> {</text:p>
      <text:p text:style-name="P6">    <text:span text:style-name="T5">margin</text:span><text:span text:style-name="T3">: </text:span><text:span text:style-name="T11">5px</text:span><text:span text:style-name="T3">;</text:span></text:p>
      <text:p text:style-name="P6">    <text:span text:style-name="T5">font-weight</text:span><text:span text:style-name="T3">: </text:span><text:span text:style-name="T6">normal</text:span><text:span text:style-name="T3">;</text:span></text:p>
      <text:p text:style-name="P5">}</text:p>
      <text:p text:style-name="P4"/>
      <text:p text:style-name="P2">/* Passions */</text:p>
      <text:p text:style-name="P4"/>
      <text:p text:style-name="P5"><text:span text:style-name="T8">#passions</text:span> <text:span text:style-name="T8">h4</text:span> {</text:p>
      <text:p text:style-name="P6">    <text:span text:style-name="T5">font-weight</text:span><text:span text:style-name="T3">: </text:span><text:span text:style-name="T6">normal</text:span><text:span text:style-name="T3">;</text:span></text:p>
      <text:p text:style-name="P5">}</text:p>
      <text:p text:style-name="P4"/>
      <text:p text:style-name="P2">/* Footer */</text:p>
      <text:p text:style-name="P4"/>
      <text:p text:style-name="P5"><text:span text:style-name="T8">footer</text:span> <text:span text:style-name="T8">ul</text:span> {</text:p>
      <text:p text:style-name="P6">    <text:span text:style-name="T5">list-style-type</text:span><text:span text:style-name="T3">: </text:span><text:span text:style-name="T6">none</text:span><text:span text:style-name="T3">;</text:span></text:p>
      <text:p text:style-name="P5">}</text:p>
      <text:p text:style-name="P4"><text:soft-page-break/></text:p>
      <text:p text:style-name="P5"><text:span text:style-name="T8">footer</text:span> <text:span text:style-name="T8">i</text:span> {</text:p>
      <text:p text:style-name="P6">    <text:span text:style-name="T5">margin-right</text:span><text:span text:style-name="T3">: </text:span><text:span text:style-name="T11">5px</text:span><text:span text:style-name="T3">;</text:span></text:p>
      <text:p text:style-name="P5">}</text:p>
      <text:p text:style-name="P4"/>
      <text:p text:style-name="P5"><text:span text:style-name="T2">@media</text:span> (<text:span text:style-name="T4">min-width</text:span>: <text:span text:style-name="T10">991px</text:span>) {</text:p>
      <text:p text:style-name="P4"/>
      <text:p text:style-name="P6">    <text:span text:style-name="T9">nav</text:span><text:span text:style-name="T3"> </text:span><text:span text:style-name="T9">.div-left</text:span><text:span text:style-name="T3"> {</text:span></text:p>
      <text:p text:style-name="P6">        <text:span text:style-name="T5">float</text:span><text:span text:style-name="T3">: </text:span><text:span text:style-name="T6">left</text:span><text:span text:style-name="T3">;</text:span></text:p>
      <text:p text:style-name="P6">    <text:span text:style-name="T3">}</text:span></text:p>
      <text:p text:style-name="P4"/>
      <text:p text:style-name="P6">    <text:span text:style-name="T9">nav</text:span><text:span text:style-name="T3"> </text:span><text:span text:style-name="T9">.div-left</text:span><text:span text:style-name="T3"> </text:span><text:span text:style-name="T9">ul</text:span><text:span text:style-name="T3"> {</text:span></text:p>
      <text:p text:style-name="P6">        <text:span text:style-name="T5">margin-top</text:span><text:span text:style-name="T3">: </text:span><text:span text:style-name="T11">25px</text:span><text:span text:style-name="T3">;</text:span></text:p>
      <text:p text:style-name="P6">        <text:span text:style-name="T5">display</text:span><text:span text:style-name="T3">: </text:span><text:span text:style-name="T6">block</text:span><text:span text:style-name="T3">;</text:span></text:p>
      <text:p text:style-name="P6">    <text:span text:style-name="T3">}</text:span></text:p>
      <text:p text:style-name="P4"/>
      <text:p text:style-name="P6">    <text:span text:style-name="T9">nav</text:span><text:span text:style-name="T3"> </text:span><text:span text:style-name="T9">.div-left</text:span><text:span text:style-name="T3"> </text:span><text:span text:style-name="T9">ul</text:span><text:span text:style-name="T3"> </text:span><text:span text:style-name="T9">li</text:span><text:span text:style-name="T3"> {</text:span></text:p>
      <text:p text:style-name="P6">        <text:span text:style-name="T5">display</text:span><text:span text:style-name="T3">: </text:span><text:span text:style-name="T6">inline</text:span><text:span text:style-name="T3">;</text:span></text:p>
      <text:p text:style-name="P6">        <text:span text:style-name="T5">margin-right</text:span><text:span text:style-name="T3">: </text:span><text:span text:style-name="T11">15px</text:span><text:span text:style-name="T3">;</text:span></text:p>
      <text:p text:style-name="P6">    <text:span text:style-name="T3">}</text:span></text:p>
      <text:p text:style-name="P4"/>
      <text:p text:style-name="P6">    <text:span text:style-name="T9">nav</text:span><text:span text:style-name="T3"> </text:span><text:span text:style-name="T9">li</text:span><text:span text:style-name="T3"> </text:span><text:span text:style-name="T9">a</text:span><text:span text:style-name="T3"> {</text:span></text:p>
      <text:p text:style-name="P6">        <text:span text:style-name="T5">text-decoration</text:span><text:span text:style-name="T3">: </text:span><text:span text:style-name="T6">none</text:span><text:span text:style-name="T3">;</text:span></text:p>
      <text:p text:style-name="P6">    <text:span text:style-name="T3">}</text:span></text:p>
      <text:p text:style-name="P4"/>
      <text:p text:style-name="P6">    <text:span text:style-name="T9">.centered-box</text:span><text:span text:style-name="T3"> {</text:span></text:p>
      <text:p text:style-name="P6">        <text:span text:style-name="T5">width</text:span><text:span text:style-name="T3">: </text:span><text:span text:style-name="T11">800px</text:span><text:span text:style-name="T3">;</text:span></text:p>
      <text:p text:style-name="P6">        <text:span text:style-name="T5">margin</text:span><text:span text:style-name="T3">: </text:span><text:span text:style-name="T6">auto</text:span><text:span text:style-name="T3">;</text:span></text:p>
      <text:p text:style-name="P6">    <text:span text:style-name="T3">}</text:span></text:p>
      <text:p text:style-name="P4"/>
      <text:p text:style-name="P6">    <text:span text:style-name="T9">header</text:span><text:span text:style-name="T3"> </text:span><text:span text:style-name="T9">.centered-box</text:span><text:span text:style-name="T3"> {</text:span></text:p>
      <text:p text:style-name="P6">        <text:span text:style-name="T5">width</text:span><text:span text:style-name="T3">: </text:span><text:span text:style-name="T11">700px</text:span><text:span text:style-name="T3">;</text:span></text:p>
      <text:p text:style-name="P6">    <text:span text:style-name="T3">} </text:span></text:p>
      <text:p text:style-name="P4"/>
      <text:p text:style-name="P6">    <text:span text:style-name="T9">.titles-left</text:span><text:span text:style-name="T3"> {</text:span></text:p>
      <text:p text:style-name="P6">        <text:span text:style-name="T5">float</text:span><text:span text:style-name="T3">: </text:span><text:span text:style-name="T6">left</text:span><text:span text:style-name="T3">;</text:span></text:p>
      <text:p text:style-name="P6">    <text:span text:style-name="T3">}</text:span></text:p>
      <text:p text:style-name="P4"/>
      <text:p text:style-name="P6">    <text:span text:style-name="T9">.clear-box</text:span><text:span text:style-name="T3"> {</text:span></text:p>
      <text:p text:style-name="P6">        <text:span text:style-name="T5">clear</text:span><text:span text:style-name="T3">: </text:span><text:span text:style-name="T6">both</text:span><text:span text:style-name="T3">;</text:span></text:p>
      <text:p text:style-name="P6">    <text:span text:style-name="T3">}</text:span></text:p>
      <text:p text:style-name="P6">    </text:p>
      <text:p text:style-name="P6">    <text:span text:style-name="T9">section</text:span><text:span text:style-name="T3"> </text:span><text:span text:style-name="T9">h2</text:span><text:span text:style-name="T3"> {</text:span></text:p>
      <text:p text:style-name="P6">        <text:span text:style-name="T5">text-align</text:span><text:span text:style-name="T3">: </text:span><text:span text:style-name="T6">left</text:span><text:span text:style-name="T3">;</text:span></text:p>
      <text:p text:style-name="P6">    <text:span text:style-name="T3">}</text:span></text:p>
      <text:p text:style-name="P4"/>
      <text:p text:style-name="P6">    <text:span text:style-name="T9">.ul-left</text:span><text:span text:style-name="T3"> {</text:span></text:p>
      <text:p text:style-name="P6">        <text:span text:style-name="T5">float</text:span><text:span text:style-name="T3">: </text:span><text:span text:style-name="T6">left</text:span><text:span text:style-name="T3">;</text:span></text:p>
      <text:p text:style-name="P6">        <text:span text:style-name="T5">margin-right</text:span><text:span text:style-name="T3">: </text:span><text:span text:style-name="T11">200px</text:span><text:span text:style-name="T3">;</text:span></text:p>
      <text:p text:style-name="P6">    <text:span text:style-name="T3">}</text:span></text:p>
      <text:p text:style-name="P4"/>
      <text:p text:style-name="P5"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503cm" fo:margin-bottom="0.35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CV<text:tab/>Using float<text:tab/>HTML et <text:span text:style-name="MT1">CSS</text:span></text:p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21T11:06:52.02</meta:creation-date>
    <dc:date>2021-03-21T14:25:07.92</dc:date>
    <meta:editing-duration>PT7M10S</meta:editing-duration>
    <meta:editing-cycles>3</meta:editing-cycles>
    <meta:generator>OpenOffice/4.1.8$Win32 OpenOffice.org_project/418m3$Build-9803</meta:generator>
    <meta:print-date>2021-03-21T14:22:17.81</meta:print-date>
    <meta:document-statistic meta:table-count="0" meta:image-count="0" meta:object-count="0" meta:page-count="3" meta:paragraph-count="121" meta:word-count="250" meta:character-count="1653"/>
  </office:meta>
</office:document-meta>
</file>